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line-height="0.3472in"/>
    </style:style>
    <style:style style:name="T2" style:parent-style-name="預設段落字型" style:family="text">
      <style:text-properties style:font-name="標楷體" style:font-name-asian="標楷體" fo:color="#FF0000" fo:font-size="14pt" style:font-size-asian="14pt" style:font-size-complex="14pt" fo:background-color="#FFFFFF"/>
    </style:style>
    <style:style style:name="T3" style:parent-style-name="預設段落字型" style:family="text">
      <style:text-properties style:font-name="標楷體" style:font-name-asian="標楷體" fo:color="#FF0000" fo:font-size="14pt" style:font-size-asian="14pt" style:font-size-complex="14pt" fo:background-color="#FFFFFF"/>
    </style:style>
    <style:style style:name="T4" style:parent-style-name="預設段落字型" style:family="text">
      <style:text-properties style:font-name="標楷體" style:font-name-asian="標楷體" fo:color="#FF0000" fo:font-size="14pt" style:font-size-asian="14pt" style:font-size-complex="14pt" fo:background-color="#FFFFFF"/>
    </style:style>
    <style:style style:name="P5" style:parent-style-name="內文" style:family="paragraph">
      <style:paragraph-properties fo:line-height="0.3472in"/>
    </style:style>
    <style:style style:name="T6" style:parent-style-name="預設段落字型" style:family="text">
      <style:text-properties style:font-name="標楷體" style:font-name-asian="標楷體" fo:font-size="14pt" style:font-size-asian="14pt" style:font-size-complex="14pt" fo:background-color="#FFFFFF"/>
    </style:style>
    <style:style style:name="T7" style:parent-style-name="預設段落字型" style:family="text">
      <style:text-properties style:font-name="標楷體" style:font-name-asian="標楷體" fo:font-size="14pt" style:font-size-asian="14pt" style:font-size-complex="14pt" fo:background-color="#FFFFFF"/>
    </style:style>
    <style:style style:name="T8" style:parent-style-name="預設段落字型" style:family="text">
      <style:text-properties style:font-name="標楷體" style:font-name-asian="標楷體" fo:font-size="14pt" style:font-size-asian="14pt" style:font-size-complex="14pt" fo:background-color="#FFFFFF"/>
    </style:style>
    <style:style style:name="P9" style:parent-style-name="內文" style:family="paragraph">
      <style:paragraph-properties fo:line-height="0.3472in"/>
      <style:text-properties style:font-name="標楷體" style:font-name-asian="標楷體" fo:font-size="14pt" style:font-size-asian="14pt" style:font-size-complex="14pt"/>
    </style:style>
    <style:style style:name="P10" style:parent-style-name="內文" style:family="paragraph">
      <style:paragraph-properties fo:text-align="justify" fo:line-height="0.3472in"/>
    </style:style>
    <style:style style:name="T1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1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4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5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4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7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48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49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50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51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5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53" style:parent-style-name="內文" style:family="paragraph">
      <style:paragraph-properties fo:line-height="0.3472in"/>
      <style:text-properties style:font-name="標楷體" style:font-name-asian="標楷體" fo:font-size="14pt" style:font-size-asian="14pt" style:font-size-complex="14pt"/>
    </style:style>
    <style:style style:name="P54" style:parent-style-name="清單段落" style:list-style-name="LFO1" style:family="paragraph">
      <style:paragraph-properties fo:line-height="0.3472in"/>
      <style:text-properties style:font-name="標楷體" style:font-name-asian="標楷體" fo:font-size="14pt" style:font-size-asian="14pt" style:font-size-complex="14pt"/>
    </style:style>
    <style:style style:name="P55" style:parent-style-name="清單段落" style:list-style-name="LFO1" style:family="paragraph">
      <style:paragraph-properties fo:line-height="0.3472in"/>
      <style:text-properties style:font-name="標楷體" style:font-name-asian="標楷體" fo:color="#FF0000" fo:font-size="14pt" style:font-size-asian="14pt" style:font-size-complex="14pt"/>
    </style:style>
    <style:style style:name="P56" style:parent-style-name="清單段落" style:list-style-name="LFO1" style:family="paragraph">
      <style:paragraph-properties fo:line-height="0.3472in"/>
      <style:text-properties style:font-name="標楷體" style:font-name-asian="標楷體" fo:color="#FF0000" fo:font-size="14pt" style:font-size-asian="14pt" style:font-size-complex="14pt"/>
    </style:style>
    <style:style style:name="P57" style:parent-style-name="清單段落" style:family="paragraph">
      <style:paragraph-properties fo:text-align="justify" fo:line-height="0.3472in" fo:margin-left="0.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58" style:parent-style-name="清單段落" style:family="paragraph">
      <style:paragraph-properties fo:text-align="justify" fo:line-height="0.3472in" fo:margin-left="0.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59" style:parent-style-name="清單段落" style:family="paragraph">
      <style:paragraph-properties fo:text-align="justify" fo:line-height="0.3472in" fo:margin-left="0.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60" style:parent-style-name="內文" style:family="paragraph">
      <style:paragraph-properties fo:line-height="0.3472in"/>
      <style:text-properties style:font-name="標楷體" style:font-name-asian="標楷體" fo:font-size="14pt" style:font-size-asian="14pt" style:font-size-complex="14pt"/>
    </style:style>
    <style:style style:name="P61" style:parent-style-name="內文" style:family="paragraph">
      <style:paragraph-properties fo:line-height="0.3472in"/>
      <style:text-properties style:font-name="標楷體" style:font-name-asian="標楷體" fo:font-size="14pt" style:font-size-asian="14pt" style:font-size-complex="14pt"/>
    </style:style>
    <style:style style:name="P62" style:parent-style-name="內文" style:family="paragraph">
      <style:paragraph-properties fo:text-align="end" fo:line-height="0.3472in"/>
      <style:text-properties style:font-name="標楷體" style:font-name-asian="標楷體" fo:font-size="14pt" style:font-size-asian="14pt" style:font-size-complex="14pt"/>
    </style:style>
    <style:style style:name="P63" style:parent-style-name="內文" style:family="paragraph">
      <style:paragraph-properties fo:text-align="end" fo:line-height="0.3472in"/>
      <style:text-properties style:font-name="標楷體" style:font-name-asian="標楷體" fo:font-size="14pt" style:font-size-asian="14pt" style:font-size-complex="14pt"/>
    </style:style>
    <style:style style:name="P64" style:parent-style-name="內文" style:family="paragraph">
      <style:paragraph-properties fo:text-align="end" fo:line-height="0.3472in"/>
      <style:text-properties style:font-name="標楷體" style:font-name-asian="標楷體" fo:font-size="14pt" style:font-size-asian="14pt" style:font-size-complex="14pt"/>
    </style:style>
    <style:style style:name="P65" style:parent-style-name="內文" style:family="paragraph">
      <style:paragraph-properties fo:text-align="end" fo:line-height="0.3472in"/>
      <style:text-properties style:font-name="標楷體" style:font-name-asian="標楷體" fo:font-size="14pt" style:font-size-asian="14pt" style:font-size-complex="14pt"/>
    </style:style>
    <style:style style:name="P66" style:parent-style-name="內文" style:family="paragraph">
      <style:paragraph-properties fo:text-align="end" fo:line-height="0.3472in"/>
      <style:text-properties style:font-name="標楷體" style:font-name-asian="標楷體" fo:font-size="14pt" style:font-size-asian="14pt" style:font-size-complex="14pt"/>
    </style:style>
    <style:style style:name="P67" style:parent-style-name="內文" style:family="paragraph">
      <style:paragraph-properties fo:text-align="end" fo:line-height="0.3472in"/>
      <style:text-properties style:font-name="標楷體" style:font-name-asian="標楷體" fo:font-size="14pt" style:font-size-asian="14pt" style:font-size-complex="14pt"/>
    </style:style>
    <style:style style:name="P68" style:parent-style-name="內文" style:family="paragraph">
      <style:paragraph-properties fo:text-align="end" fo:line-height="0.3472in"/>
      <style:text-properties style:font-name="標楷體" style:font-name-asian="標楷體" fo:font-size="14pt" style:font-size-asian="14pt" style:font-size-complex="14pt"/>
    </style:style>
    <style:style style:name="P69" style:parent-style-name="內文" style:family="paragraph">
      <style:paragraph-properties fo:text-align="end" fo:line-height="0.3472in"/>
      <style:text-properties style:font-name="標楷體" style:font-name-asian="標楷體" fo:font-size="14pt" style:font-size-asian="14pt" style:font-size-complex="14pt"/>
    </style:style>
    <style:style style:name="P70" style:parent-style-name="內文" style:family="paragraph">
      <style:paragraph-properties fo:line-height="0.3472in"/>
    </style:style>
    <style:style style:name="T71" style:parent-style-name="預設段落字型" style:family="text">
      <style:text-properties style:font-name="標楷體" style:font-name-asian="標楷體" fo:font-size="14pt" style:font-size-asian="14pt" style:font-size-complex="14pt" fo:background-color="#FFFFFF"/>
    </style:style>
    <style:style style:name="P72" style:parent-style-name="內文" style:family="paragraph">
      <style:text-properties style:font-name="標楷體" style:font-name-asian="標楷體"/>
    </style:style>
    <style:style style:name="T73" style:parent-style-name="預設段落字型" style:family="text">
      <style:text-properties style:font-name="標楷體" style:font-name-asian="標楷體" fo:color="#FF0000" fo:font-size="14pt" style:font-size-asian="14pt" style:font-size-complex="14pt" fo:background-color="#FFFFFF"/>
    </style:style>
    <style:style style:name="T74" style:parent-style-name="預設段落字型" style:family="text">
      <style:text-properties style:font-name="標楷體" style:font-name-asian="標楷體" fo:color="#FF0000" fo:font-size="14pt" style:font-size-asian="14pt" style:font-size-complex="14pt" fo:background-color="#FFFFFF"/>
    </style:style>
    <style:style style:name="T75" style:parent-style-name="預設段落字型" style:family="text">
      <style:text-properties style:font-name="標楷體" style:font-name-asian="標楷體" fo:color="#FF0000" fo:font-size="14pt" style:font-size-asian="14pt" style:font-size-complex="14pt" fo:background-color="#FFFFFF"/>
    </style:style>
    <style:style style:name="T76" style:parent-style-name="預設段落字型" style:family="text">
      <style:text-properties style:font-name="標楷體" style:font-name-asian="標楷體" fo:font-size="14pt" style:font-size-asian="14pt" style:font-size-complex="14pt" fo:background-color="#FFFFFF"/>
    </style:style>
    <style:style style:name="P77" style:parent-style-name="內文" style:family="paragraph">
      <style:paragraph-properties fo:line-height="0.3472in"/>
    </style:style>
    <style:style style:name="T78" style:parent-style-name="預設段落字型" style:family="text">
      <style:text-properties style:font-name="標楷體" style:font-name-asian="標楷體" fo:font-size="14pt" style:font-size-asian="14pt" style:font-size-complex="14pt" fo:background-color="#FFFFFF"/>
    </style:style>
    <style:style style:name="T79" style:parent-style-name="預設段落字型" style:family="text">
      <style:text-properties style:font-name="標楷體" style:font-name-asian="標楷體" fo:font-size="14pt" style:font-size-asian="14pt" style:font-size-complex="14pt" fo:background-color="#FFFFFF"/>
    </style:style>
    <style:style style:name="T80" style:parent-style-name="預設段落字型" style:family="text">
      <style:text-properties style:font-name="標楷體" style:font-name-asian="標楷體" fo:font-size="14pt" style:font-size-asian="14pt" style:font-size-complex="14pt" fo:background-color="#FFFFFF"/>
    </style:style>
    <style:style style:name="P81" style:parent-style-name="內文" style:family="paragraph">
      <style:paragraph-properties fo:line-height="0.3472in"/>
      <style:text-properties style:font-name="標楷體" style:font-name-asian="標楷體" fo:font-size="14pt" style:font-size-asian="14pt" style:font-size-complex="14pt"/>
    </style:style>
    <style:style style:name="P82" style:parent-style-name="內文" style:family="paragraph">
      <style:paragraph-properties fo:text-align="justify" fo:line-height="0.3472in"/>
    </style:style>
    <style:style style:name="T8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3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114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115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P116" style:parent-style-name="內文" style:family="paragraph">
      <style:paragraph-properties fo:line-height="0.3472in"/>
      <style:text-properties style:font-name="標楷體" style:font-name-asian="標楷體" fo:font-size="14pt" style:font-size-asian="14pt" style:font-size-complex="14pt"/>
    </style:style>
    <style:style style:name="P117" style:parent-style-name="清單段落" style:list-style-name="LFO2" style:family="paragraph">
      <style:paragraph-properties fo:line-height="0.3472in"/>
      <style:text-properties style:font-name="標楷體" style:font-name-asian="標楷體" fo:font-size="14pt" style:font-size-asian="14pt" style:font-size-complex="14pt"/>
    </style:style>
    <style:style style:name="P118" style:parent-style-name="清單段落" style:list-style-name="LFO2" style:family="paragraph">
      <style:paragraph-properties fo:text-align="justify" fo:line-height="0.3472in"/>
      <style:text-properties style:font-name="標楷體" style:font-name-asian="標楷體" fo:font-size="14pt" style:font-size-asian="14pt" style:font-size-complex="14pt"/>
    </style:style>
    <style:style style:name="P119" style:parent-style-name="清單段落" style:list-style-name="LFO2" style:family="paragraph">
      <style:paragraph-properties fo:text-align="justify" fo:line-height="0.3472in"/>
    </style:style>
    <style:style style:name="T12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3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13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35" style:parent-style-name="清單段落" style:list-style-name="LFO2" style:family="paragraph">
      <style:paragraph-properties fo:text-align="justify" fo:line-height="0.3472in"/>
      <style:text-properties style:font-name="標楷體" style:font-name-asian="標楷體" fo:font-size="14pt" style:font-size-asian="14pt" style:font-size-complex="14pt"/>
    </style:style>
    <style:style style:name="P136" style:parent-style-name="清單段落" style:family="paragraph">
      <style:paragraph-properties fo:text-align="justify" fo:line-height="0.3472in" fo:margin-left="0.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137" style:parent-style-name="內文" style:family="paragraph">
      <style:paragraph-properties fo:line-height="0.3472in"/>
      <style:text-properties style:font-name="標楷體" style:font-name-asian="標楷體" fo:font-size="14pt" style:font-size-asian="14pt" style:font-size-complex="14pt"/>
    </style:style>
    <style:style style:name="P138" style:parent-style-name="內文" style:family="paragraph">
      <style:paragraph-properties fo:line-height="0.3472in"/>
      <style:text-properties style:font-name="標楷體" style:font-name-asian="標楷體" fo:font-size="14pt" style:font-size-asian="14pt" style:font-size-complex="14pt"/>
    </style:style>
    <style:style style:name="P139" style:parent-style-name="內文" style:family="paragraph">
      <style:paragraph-properties fo:line-height="0.3472in"/>
      <style:text-properties style:font-name="標楷體" style:font-name-asian="標楷體" fo:font-size="14pt" style:font-size-asian="14pt" style:font-size-complex="14pt"/>
    </style:style>
    <style:style style:name="P140" style:parent-style-name="內文" style:family="paragraph">
      <style:paragraph-properties fo:text-align="end" fo:line-height="0.3472in"/>
      <style:text-properties style:font-name="標楷體" style:font-name-asian="標楷體" fo:font-size="14pt" style:font-size-asian="14pt" style:font-size-complex="14pt"/>
    </style:style>
    <style:style style:name="P141" style:parent-style-name="內文" style:family="paragraph">
      <style:paragraph-properties fo:break-before="page"/>
    </style:style>
    <style:style style:name="T142" style:parent-style-name="預設段落字型" style:family="text">
      <style:text-properties style:font-name="標楷體" style:font-name-asian="標楷體" fo:color="#FF0000" fo:font-size="14pt" style:font-size-asian="14pt" style:font-size-complex="14pt" fo:background-color="#FFFFFF"/>
    </style:style>
    <style:style style:name="T143" style:parent-style-name="預設段落字型" style:family="text">
      <style:text-properties style:font-name="標楷體" style:font-name-asian="標楷體" fo:color="#FF0000" fo:font-size="14pt" style:font-size-asian="14pt" style:font-size-complex="14pt" fo:background-color="#FFFFFF"/>
    </style:style>
    <style:style style:name="T144" style:parent-style-name="預設段落字型" style:family="text">
      <style:text-properties style:font-name="標楷體" style:font-name-asian="標楷體" fo:color="#FF0000" fo:font-size="14pt" style:font-size-asian="14pt" style:font-size-complex="14pt" fo:background-color="#FFFFFF"/>
    </style:style>
    <style:style style:name="T145" style:parent-style-name="預設段落字型" style:family="text">
      <style:text-properties style:font-name="標楷體" style:font-name-asian="標楷體" fo:font-size="14pt" style:font-size-asian="14pt" style:font-size-complex="14pt" fo:background-color="#FFFFFF"/>
    </style:style>
    <style:style style:name="T146" style:parent-style-name="預設段落字型" style:family="text">
      <style:text-properties style:font-name="標楷體" style:font-name-asian="標楷體" fo:font-size="14pt" style:font-size-asian="14pt" style:font-size-complex="14pt" fo:background-color="#FFFFFF"/>
    </style:style>
    <style:style style:name="T147" style:parent-style-name="預設段落字型" style:family="text">
      <style:text-properties style:font-name="標楷體" style:font-name-asian="標楷體" fo:font-size="14pt" style:font-size-asian="14pt" style:font-size-complex="14pt" fo:background-color="#FFFFFF"/>
    </style:style>
    <style:style style:name="T148" style:parent-style-name="預設段落字型" style:family="text">
      <style:text-properties style:font-name="標楷體" style:font-name-asian="標楷體" fo:font-size="14pt" style:font-size-asian="14pt" style:font-size-complex="14pt" fo:background-color="#FFFFFF"/>
    </style:style>
    <style:style style:name="P14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150" style:parent-style-name="內文" style:family="paragraph">
      <style:paragraph-properties fo:text-align="justify"/>
      <style:text-properties style:font-name="標楷體" style:font-name-asian="標楷體" fo:font-size="14pt" style:font-size-asian="14pt" style:font-size-complex="14pt"/>
    </style:style>
    <style:style style:name="P151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152" style:parent-style-name="內文" style:family="paragraph">
      <style:paragraph-properties fo:line-height="0.3472in"/>
      <style:text-properties style:font-name="標楷體" style:font-name-asian="標楷體" fo:font-size="14pt" style:font-size-asian="14pt" style:font-size-complex="14pt"/>
    </style:style>
    <style:style style:name="P153" style:parent-style-name="內文" style:family="paragraph">
      <style:paragraph-properties fo:line-height="0.3472in"/>
      <style:text-properties style:font-name="標楷體" style:font-name-asian="標楷體" fo:font-size="14pt" style:font-size-asian="14pt" style:font-size-complex="14pt"/>
    </style:style>
    <style:style style:name="P154" style:parent-style-name="內文" style:family="paragraph">
      <style:paragraph-properties fo:text-align="end" fo:line-height="0.3472in"/>
      <style:text-properties style:font-name="標楷體" style:font-name-asian="標楷體" fo:font-size="14pt" style:font-size-asian="14pt" style:font-size-complex="14pt"/>
    </style:style>
    <style:style style:name="P155" style:parent-style-name="內文" style:family="paragraph">
      <style:text-properties style:font-name="標楷體" style:font-name-asian="標楷體" fo:font-size="14pt" style:font-size-asian="14pt" style:font-size-complex="14p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【版本</text:span><text:span text:style-name="T3">1</text:span><text:span text:style-name="T4">】未啟動疑似食品中毒流程</text:span></text:p>
      <text:p text:style-name="P5"><text:span text:style-name="T6">(</text:span><text:span text:style-name="T7">請於發出前刪除</text:span><text:span text:style-name="T8">)</text:span></text:p>
      <text:p text:style-name="P9">親愛的家長，您好：</text:p>
      <text:p text:style-name="P10"><text:span text:style-name="T11"><text:s text:c="4"/></text:span><text:span text:style-name="T12">本校於</text:span><text:span text:style-name="T13">○</text:span><text:span text:style-name="T14">月</text:span><text:span text:style-name="T15">○</text:span><text:span text:style-name="T16">日</text:span><text:span text:style-name="T17">○○(</text:span><text:span text:style-name="T18">下午</text:span><text:span text:style-name="T19">/</text:span><text:span text:style-name="T20">晚上</text:span><text:span text:style-name="T21">/</text:span><text:span text:style-name="T22">夜間</text:span><text:span text:style-name="T23">)</text:span><text:span text:style-name="T24">陸續接到班級導師及家長反映，學生於</text:span><text:span text:style-name="T25">○</text:span><text:span text:style-name="T26">月</text:span><text:span text:style-name="T27">○</text:span><text:span text:style-name="T28">日</text:span><text:span text:style-name="T29">○○(</text:span><text:span text:style-name="T30">下午</text:span><text:span text:style-name="T31">/</text:span><text:span text:style-name="T32">晚上</text:span><text:span text:style-name="T33">/</text:span><text:span text:style-name="T34">夜間</text:span><text:span text:style-name="T35">)</text:span><text:span text:style-name="T36">陸續有</text:span><text:span text:style-name="T37">○○ (</text:span><text:span text:style-name="T38">嘔吐、腹瀉、</text:span><text:span text:style-name="T39">)</text:span><text:span text:style-name="T40">等</text:span><text:span text:style-name="T41">腸胃不適</text:span><text:span text:style-name="T42">症狀，其中</text:span><text:span text:style-name="T43">○</text:span><text:span text:style-name="T44">名學生家長已帶就醫，目前已無大礙。學校立即成立校園緊急應變小組，</text:span><text:span text:style-name="T45">經共同研商後</text:span><text:span text:style-name="T46">，</text:span><text:span text:style-name="T47">推測為傳染性疾病</text:span><text:span text:style-name="T48">(</text:span><text:span text:style-name="T49">如腸胃型感冒、諾羅病毒等</text:span><text:span text:style-name="T50">)</text:span><text:span text:style-name="T51">所引起</text:span><text:span text:style-name="T52">。</text:span></text:p>
      <text:p text:style-name="P53"><text:s text:c="4"/>本校因應作為如下：</text:p>
      <text:list text:style-name="LFO1" text:continue-numbering="true">
        <text:list-item>
          <text:p text:style-name="P54">已依規定通報教育局、衛生局，並持續關心學生後續狀況。</text:p>
        </text:list-item>
        <text:list-item>
          <text:p text:style-name="P55">本校已加強校內環境清潔消毒，並向校內師生進行衛教宣導。</text:p>
        </text:list-item>
        <text:list-item>
          <text:p text:style-name="P56">請共同留意孩子不生食、不生飲、戴口罩及養成勤洗手之良好個人衛生等病毒性腸胃炎防治知識，以降低病原傳播風險。</text:p>
        </text:list-item>
      </text:list>
      <text:p text:style-name="P57">敬請家長知悉諒查，也請家長注意孩子後續身體狀況，如有任何疑問歡迎與學校連絡</text:p>
      <text:p text:style-name="P58"/>
      <text:p text:style-name="P59"/>
      <text:p text:style-name="P60">連絡窗口：○○處○○組長，電話: ○○○○○○○○分機○○ <text:s/></text:p>
      <text:p text:style-name="P61"><text:s text:c="61"/><text:s/></text:p>
      <text:p text:style-name="P62"><text:s text:c="23"/>○○(學校名)○年○月○日敬啟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soft-page-break/>
      <text:p text:style-name="P70"><text:span text:style-name="T71"><draw:frame draw:z-index="251659264" draw:id="id0" draw:style-name="a0" draw:name="文字方塊 2" text:anchor-type="paragraph" svg:x="-0.98033in" svg:y="0.01122in" svg:width="0.775in" svg:height="0.31667in" style:rel-width="scale" style:rel-height="scale"><draw:text-box><text:p text:style-name="P72">附件三</text:p></draw:text-box><svg:title/><svg:desc/></draw:frame></text:span><text:span text:style-name="T73">【版本</text:span><text:span text:style-name="T74">2</text:span><text:span text:style-name="T75">】啟動疑似食品中毒流程，</text:span><text:span text:style-name="T76">發生疑似食品中毒學校，且有食用該廠商午餐之班級範本</text:span></text:p>
      <text:p text:style-name="P77"><text:span text:style-name="T78">(</text:span><text:span text:style-name="T79">請於發出前刪除</text:span><text:span text:style-name="T80">)</text:span></text:p>
      <text:p text:style-name="P81">親愛的家長，您好</text:p>
      <text:p text:style-name="P82"><text:span text:style-name="T83"><text:s text:c="4"/></text:span><text:span text:style-name="T84">本校於</text:span><text:span text:style-name="T85">○</text:span><text:span text:style-name="T86">月</text:span><text:span text:style-name="T87">○</text:span><text:span text:style-name="T88">日</text:span><text:span text:style-name="T89">○○(</text:span><text:span text:style-name="T90">下午</text:span><text:span text:style-name="T91">/</text:span><text:span text:style-name="T92">晚上</text:span><text:span text:style-name="T93">/</text:span><text:span text:style-name="T94">夜間</text:span><text:span text:style-name="T95">)</text:span><text:span text:style-name="T96">陸續接到班級導師及家長反映，學生於</text:span><text:span text:style-name="T97">○</text:span><text:span text:style-name="T98">月</text:span><text:span text:style-name="T99">○</text:span><text:span text:style-name="T100">日</text:span><text:span text:style-name="T101">○○(</text:span><text:span text:style-name="T102">下午</text:span><text:span text:style-name="T103">/</text:span><text:span text:style-name="T104">晚上</text:span><text:span text:style-name="T105">/</text:span><text:span text:style-name="T106">夜間</text:span><text:span text:style-name="T107">)</text:span><text:span text:style-name="T108">陸續有</text:span><text:span text:style-name="T109">○○ (</text:span><text:span text:style-name="T110">嘔吐、腹瀉、</text:span><text:span text:style-name="T111">)</text:span><text:span text:style-name="T112">等症狀</text:span><text:span text:style-name="T113">，其中</text:span><text:span text:style-name="T114">○</text:span><text:span text:style-name="T115">名學生家長已帶就醫，目前已無大礙。</text:span></text:p>
      <text:p text:style-name="P116"><text:s text:c="4"/>本校因應作為如下：</text:p>
      <text:list text:style-name="LFO2" text:continue-numbering="true">
        <text:list-item>
          <text:p text:style-name="P117">已依規定通報教育局、衛生局，並持續關心學生後續狀況。</text:p>
        </text:list-item>
        <text:list-item>
          <text:p text:style-name="P118">衛生局已將學校午餐樣本送交相關單位化驗，以確認本案之原因。</text:p>
        </text:list-item>
        <text:list-item>
          <text:p text:style-name="P119"><text:span text:style-name="T120">本校已依合約要求</text:span><text:span text:style-name="T121">○○(</text:span><text:span text:style-name="T122">廠商名</text:span><text:span text:style-name="T123">)</text:span><text:span text:style-name="T124">即日起停止供餐，且於</text:span><text:span text:style-name="T125">○</text:span><text:span text:style-name="T126">月</text:span><text:span text:style-name="T127">○</text:span><text:span text:style-name="T128">日起由其他廠商代替</text:span><text:span text:style-name="T129">○○(</text:span><text:span text:style-name="T130">廠商名</text:span><text:span text:style-name="T131">)</text:span><text:span text:style-name="T132">進行後續供餐，直到衛生局檢驗合格，</text:span><text:span text:style-name="T133">由教育局通知學校後</text:span><text:span text:style-name="T134">方恢復供餐。</text:span></text:p>
        </text:list-item>
        <text:list-item>
          <text:p text:style-name="P135">如檢驗結果確實有違反食品衛生法規之處，本校將依合約追究廠商之責任，以保障學生權益。</text:p>
        </text:list-item>
      </text:list>
      <text:p text:style-name="P136">敬請家長知悉諒查，也請家長注意孩子後續身體狀況，如有任何疑問歡迎與學校連絡</text:p>
      <text:p text:style-name="P137"/>
      <text:p text:style-name="P138">連絡窗口：○○處○○組長，電話: ○○○○○○○○分機○○ <text:s/></text:p>
      <text:p text:style-name="P139"><text:s text:c="36"/><text:s text:c="26"/></text:p>
      <text:p text:style-name="P140"><text:s text:c="23"/>○○(學校名)○年○月○日敬啟</text:p>
      <text:soft-page-break/>
      <text:p text:style-name="P141"><text:span text:style-name="T142">【版本</text:span><text:span text:style-name="T143">3</text:span><text:span text:style-name="T144">】啟動疑似食品中毒流程，</text:span><text:span text:style-name="T145">發生疑似食品中毒學校，但未食用該廠商午餐之班級範本</text:span></text:p>
      <text:p text:style-name="內文"><text:span text:style-name="T146">(</text:span><text:span text:style-name="T147">請於發出前刪除</text:span><text:span text:style-name="T148">)</text:span></text:p>
      <text:p text:style-name="P149">親愛家長您好:</text:p>
      <text:p text:style-name="P150"><text:s text:c="4"/>本校於○月○日○○(下午/晚上/夜間)陸續接到班級導師及家長反映，學生於○月○日○○(下午/晚上/夜間)陸續有腸胃道不適症狀，本校已掌握學生健康情形，目前已無大礙。<text:s text:c="4"/>因本校午餐係由○家不同廠商供應，貴子弟所就讀之班級並未食用到○○(廠商名)所供應之餐點，故本次事件並不會影響到目前班級午餐供應的狀況，尚請您放心，如有任何疑問歡迎與學校聯絡。</text:p>
      <text:p text:style-name="P151"/>
      <text:p text:style-name="P152">連絡窗口：○○處○○組長，電話: ○○○○○○○○分機○○ <text:s/></text:p>
      <text:p text:style-name="P153"><text:s text:c="62"/></text:p>
      <text:p text:style-name="P154"><text:s text:c="23"/>○○(學校名)○年○月○日敬啟</text:p>
      <text:p text:style-name="P1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user</dc:creator>
    <meta:creation-date>2024-01-19T09:25:00Z</meta:creation-date>
    <dc:date>2024-01-19T09:28:00Z</dc:date>
    <meta:print-date>2023-12-20T09:20:00Z</meta:print-date>
    <meta:template xlink:href="Normal.dotm" xlink:type="simple"/>
    <meta:editing-cycles>2</meta:editing-cycles>
    <meta:editing-duration>PT180S</meta:editing-duration>
    <meta:document-statistic meta:page-count="3" meta:paragraph-count="2" meta:word-count="206" meta:character-count="1380" meta:row-count="9" meta:non-whitespace-character-count="1176"/>
  </office:meta>
</office:document-meta>
</file>